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fff" officeooo:paragraph-rsid="00012fff"/>
    </style:style>
    <style:style style:name="P2" style:family="paragraph" style:parent-style-name="Standard">
      <style:paragraph-properties fo:text-align="center" style:justify-single-word="false"/>
      <style:text-properties officeooo:rsid="00012fff" officeooo:paragraph-rsid="00012fff"/>
    </style:style>
    <style:style style:name="P3" style:family="paragraph" style:parent-style-name="Standard">
      <style:text-properties officeooo:rsid="00012fff" officeooo:paragraph-rsid="0003ffa2"/>
    </style:style>
    <style:style style:name="P4" style:family="paragraph" style:parent-style-name="Standard">
      <style:text-properties officeooo:rsid="00018c71" officeooo:paragraph-rsid="00018c71"/>
    </style:style>
    <style:style style:name="P5" style:family="paragraph" style:parent-style-name="Standard">
      <style:text-properties fo:font-style="italic" officeooo:rsid="00018c71" officeooo:paragraph-rsid="00018c71" style:font-style-asian="italic" style:font-style-complex="italic"/>
    </style:style>
    <style:style style:name="P6" style:family="paragraph" style:parent-style-name="Standard">
      <style:text-properties officeooo:rsid="0002b1f2" officeooo:paragraph-rsid="0002b1f2"/>
    </style:style>
    <style:style style:name="P7" style:family="paragraph" style:parent-style-name="Standard">
      <style:text-properties officeooo:rsid="0002b1f2" officeooo:paragraph-rsid="0003ffa2"/>
    </style:style>
    <style:style style:name="T1" style:family="text">
      <style:text-properties style:text-position="sub 58%"/>
    </style:style>
    <style:style style:name="T2" style:family="text">
      <style:text-properties style:text-position="sub 58%" officeooo:rsid="00018c71"/>
    </style:style>
    <style:style style:name="T3" style:family="text">
      <style:text-properties style:text-position="sub 58%" officeooo:rsid="0003ffa2"/>
    </style:style>
    <style:style style:name="T4" style:family="text">
      <style:text-properties officeooo:rsid="00018c71"/>
    </style:style>
    <style:style style:name="T5" style:family="text">
      <style:text-properties officeooo:rsid="0002b1f2"/>
    </style:style>
    <style:style style:name="T6" style:family="text">
      <style:text-properties officeooo:rsid="0003ff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gher Order Operator Overloading</text:p>
      <text:p text:style-name="P2">by Sven Nilsen, 2018</text:p>
      <text:p text:style-name="P1"/>
      <text:p text:style-name="P5">In this paper I represent a syntax for higher order operator overloading. This syntax is used to <text:span text:style-name="T5">reason about problems where multiple functions operate on the same source of data</text:span>.</text:p>
      <text:p text:style-name="P1"/>
      <text:p text:style-name="P1">Assume there are two functions:</text:p>
      <text:p text:style-name="P1"/>
      <text:p text:style-name="P1"><text:tab/>f<text:span text:style-name="T1">0</text:span> : A → T</text:p>
      <text:p text:style-name="P1"><text:tab/>f<text:span text:style-name="T1">1</text:span> : A → T</text:p>
      <text:p text:style-name="P1"/>
      <text:p text:style-name="P1">Some operator `g` takes the outputs from `f<text:span text:style-name="T1">0</text:span>` and `f<text:span text:style-name="T1">1</text:span>` for the same input `<text:span text:style-name="T4">a</text:span>`:</text:p>
      <text:p text:style-name="P1"/>
      <text:p text:style-name="P1"><text:tab/>g(f<text:span text:style-name="T1">0</text:span>(<text:span text:style-name="T4">a</text:span>), f<text:span text:style-name="T1">1</text:span>(<text:span text:style-name="T4">a</text:span>))</text:p>
      <text:p text:style-name="P1"/>
      <text:p text:style-name="P1"><text:tab/><text:span text:style-name="T6">g : T ⨯ T → T</text:span></text:p>
      <text:p text:style-name="P1"/>
      <text:p text:style-name="P1">A higher order operator overloading is a function defined as following:</text:p>
      <text:p text:style-name="P1"/>
      <text:p text:style-name="P1"><text:tab/>g(f<text:span text:style-name="T1">0</text:span>, f<text:span text:style-name="T1">1</text:span>) := \(<text:span text:style-name="T4">a</text:span> : <text:span text:style-name="T4">A</text:span>) = g(f<text:span text:style-name="T1">0</text:span>(<text:span text:style-name="T4">a</text:span>), f<text:span text:style-name="T1">1</text:span>(<text:span text:style-name="T4">a</text:span>))</text:p>
      <text:p text:style-name="P1"/>
      <text:p text:style-name="P3"><text:tab/>g(f<text:span text:style-name="T1">0</text:span>, f<text:span text:style-name="T1">1</text:span>) : <text:s/><text:span text:style-name="T6">A → T</text:span></text:p>
      <text:p text:style-name="P1"/>
      <text:p text:style-name="P4">Since the types of `f<text:span text:style-name="T1">0</text:span>` and `f<text:span text:style-name="T1">1</text:span>` does not match the argument types of `g`, it is assumed that higher order operator overloading is used <text:span text:style-name="T6">instead</text:span>. This is useful <text:span text:style-name="T6">when</text:span> functions operate on the same source of data.</text:p>
      <text:p text:style-name="P1"/>
      <text:p text:style-name="P1">For example, <text:span text:style-name="T4">one can have two utility functions that are composed into a new utility function:</text:span></text:p>
      <text:p text:style-name="P1"/>
      <text:p text:style-name="P1"><text:tab/><text:span text:style-name="T4">utility</text:span><text:span text:style-name="T2">0</text:span><text:span text:style-name="T4"> : world → real</text:span></text:p>
      <text:p text:style-name="P1"><text:tab/><text:span text:style-name="T4">utility</text:span><text:span text:style-name="T2">1</text:span><text:span text:style-name="T4"> : world → real</text:span></text:p>
      <text:p text:style-name="P1"/>
      <text:p text:style-name="P4"><text:tab/>utility<text:span text:style-name="T1">0</text:span> + utility<text:span text:style-name="T1">1</text:span> := \(x : real) = utility<text:span text:style-name="T1">0</text:span>(x) + utility<text:span text:style-name="T1">1</text:span>(x)</text:p>
      <text:p text:style-name="P4"/>
      <text:p text:style-name="P6">One can also generalize this syntax to various mathematical loops:</text:p>
      <text:p text:style-name="P6"/>
      <text:p text:style-name="P6"><text:tab/>∑ i { utility<text:span text:style-name="T1">i</text:span> } = utility<text:span text:style-name="T1">0</text:span> + utility<text:span text:style-name="T1">1</text:span> + … + utility<text:span text:style-name="T1">n-1</text:span></text:p>
      <text:p text:style-name="P4"><text:tab/>∏ <text:span text:style-name="T6">i { utility</text:span><text:span text:style-name="T3">i</text:span><text:span text:style-name="T6"> } = utility</text:span><text:span text:style-name="T3">0</text:span><text:span text:style-name="T6"> · utility</text:span><text:span text:style-name="T3">1</text:span><text:span text:style-name="T6"> · … · utility</text:span><text:span text:style-name="T3">n-1</text:span></text:p>
      <text:p text:style-name="P4"/>
      <text:p text:style-name="P7">Since utility functions usually operate on the same “world” state, one can use higher order operator overloading to <text:span text:style-name="T6">talk about the composition of utility functions without refering to the world directly.</text:span></text:p>
      <text:p text:style-name="P7"/>
      <text:p text:style-name="P7"><text:span text:style-name="T6">It is common in mathematics to reason about functions instead of data, because proofs that holds for functions are valid for any data they operate on. Higher order operator overloading makes it possible to eliminate the need to specify a variable for the data and therefore more easily reason about the functions them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5:04:28.873735000</meta:creation-date>
    <dc:date>2019-01-11T15:48:59.407414000</dc:date>
    <meta:editing-duration>PT3M28S</meta:editing-duration>
    <meta:editing-cycles>1</meta:editing-cycles>
    <meta:document-statistic meta:table-count="0" meta:image-count="0" meta:object-count="0" meta:page-count="1" meta:paragraph-count="22" meta:word-count="298" meta:character-count="1643" meta:non-whitespace-character-count="1355"/>
    <meta:generator>LibreOffice/5.1.2.2$MacOSX_X86_64 LibreOffice_project/d3bf12ecb743fc0d20e0be0c58ca359301eb705f</meta:generator>
  </office:meta>
</office:document-meta>
</file>